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officeooo:paragraph-rsid="00141e46" style:font-size-asian="14pt" style:font-size-complex="14pt"/>
    </style:style>
    <style:style style:name="P3" style:family="paragraph" style:parent-style-name="Text_20_body">
      <style:text-properties style:font-name="Arial" fo:font-size="14pt" officeooo:rsid="001d5884" officeooo:paragraph-rsid="001d5884" style:font-size-asian="14pt" style:font-size-complex="14pt"/>
    </style:style>
    <style:style style:name="P4" style:family="paragraph" style:parent-style-name="Text_20_body">
      <style:text-properties style:font-name="Arial" fo:font-size="14pt" officeooo:rsid="001f0959" officeooo:paragraph-rsid="001f0959" style:font-size-asian="14pt" style:font-size-complex="14pt"/>
    </style:style>
    <style:style style:name="P5" style:family="paragraph" style:parent-style-name="Title">
      <style:text-properties style:font-name="Ari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officeooo:paragraph-rsid="00141e46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4pt" officeooo:paragraph-rsid="00155d4e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officeooo:paragraph-rsid="001f7901" style:font-size-asian="14pt" style:font-size-complex="14pt"/>
    </style:style>
    <style:style style:name="T1" style:family="text">
      <style:text-properties officeooo:rsid="0011de68"/>
    </style:style>
    <style:style style:name="T2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013d6c5"/>
    </style:style>
    <style:style style:name="T5" style:family="text">
      <style:text-properties style:use-window-font-color="true" loext:opacity="0%" officeooo:rsid="0013d6c5" loext:padding="0cm" loext:border="none"/>
    </style:style>
    <style:style style:name="T6" style:family="text">
      <style:text-properties style:use-window-font-color="true" loext:opacity="0%" officeooo:rsid="0011de68"/>
    </style:style>
    <style:style style:name="T7" style:family="text">
      <style:text-properties style:use-window-font-color="true" loext:opacity="0%" officeooo:rsid="00188feb"/>
    </style:style>
    <style:style style:name="T8" style:family="text">
      <style:text-properties style:use-window-font-color="true" loext:opacity="0%" officeooo:rsid="00188feb" loext:padding="0cm" loext:border="none"/>
    </style:style>
    <style:style style:name="T9" style:family="text">
      <style:text-properties style:use-window-font-color="true" loext:opacity="0%" loext:padding="0cm" loext:border="none"/>
    </style:style>
    <style:style style:name="T10" style:family="text">
      <style:text-properties style:use-window-font-color="true" loext:opacity="0%" officeooo:rsid="001f0959"/>
    </style:style>
    <style:style style:name="T11" style:family="text">
      <style:text-properties style:use-window-font-color="true" loext:opacity="0%" officeooo:rsid="001f0959" loext:padding="0cm" loext:border="none"/>
    </style:style>
    <style:style style:name="T12" style:family="text">
      <style:text-properties style:use-window-font-color="true" loext:opacity="0%" officeooo:rsid="001f7901" loext:padding="0cm" loext:border="none"/>
    </style:style>
    <style:style style:name="T13" style:family="text">
      <style:text-properties style:use-window-font-color="true" loext:opacity="0%" officeooo:rsid="00246ec0"/>
    </style:style>
    <style:style style:name="T14" style:family="text">
      <style:text-properties officeooo:rsid="00141e46"/>
    </style:style>
    <style:style style:name="T15" style:family="text">
      <style:text-properties officeooo:rsid="0014e760"/>
    </style:style>
    <style:style style:name="T16" style:family="text">
      <style:text-properties officeooo:rsid="001553e8"/>
    </style:style>
    <style:style style:name="T17" style:family="text">
      <style:text-properties officeooo:rsid="00155d4e"/>
    </style:style>
    <style:style style:name="T18" style:family="text">
      <style:text-properties officeooo:rsid="0016e7b7"/>
    </style:style>
    <style:style style:name="T19" style:family="text">
      <style:text-properties officeooo:rsid="00188feb"/>
    </style:style>
    <style:style style:name="T20" style:family="text">
      <style:text-properties officeooo:rsid="001d5884"/>
    </style:style>
    <style:style style:name="T21" style:family="text">
      <style:text-properties officeooo:rsid="001f0959"/>
    </style:style>
    <style:style style:name="T22" style:family="text">
      <style:text-properties officeooo:rsid="001f7901"/>
    </style:style>
    <style:style style:name="T23" style:family="text">
      <style:text-properties officeooo:rsid="00246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BERT Ethan 2nd11</text:p>
      <text:p text:style-name="P5">Great barrier re<text:span text:style-name="T21">e</text:span>f in Australia</text:p>
      <text:p text:style-name="P4"/>
      <text:p text:style-name="P1"/>
      <text:p text:style-name="P2"><text:span text:style-name="T6">Great barrier re</text:span><text:span text:style-name="T10">e</text:span><text:span text:style-name="T6">f is in danger. </text:span></text:p>
      <text:p text:style-name="P6"><text:span text:style-name="T4">It is the </text:span><text:span text:style-name="T6">7th </text:span><text:span text:style-name="T13">natural </text:span><text:span text:style-name="T6">world wonder over 18 million years old. </text:span><text:span text:style-name="T13">T</text:span><text:span text:style-name="T7">oday it</text:span><text:span text:style-name="T4"> </text:span><text:span text:style-name="T6">cover</text:span><text:span text:style-name="T13">s</text:span><text:span text:style-name="T6"> an area of </text:span><text:span text:style-name="T2">344 400 </text:span><text:span text:style-name="T3">km</text:span><text:span text:style-name="T9">² </text:span><text:span text:style-name="T5">in the </text:span><text:span text:style-name="T11">P</text:span><text:span text:style-name="T5">acific ocean </text:span><text:span text:style-name="T8">and gather over 2000 species</text:span><text:span text:style-name="T9">. </text:span><text:span text:style-name="T5">It has been through tough times but nothing like these last decades. Indeed </text:span><text:span text:style-name="T1">Its corals are bleaching and</text:span><text:span text:style-name="T14"> </text:span><text:span text:style-name="T1">get</text:span><text:span text:style-name="T14">ting</text:span><text:span text:style-name="T1"> destroy</text:span><text:span text:style-name="T14">ed</text:span><text:span text:style-name="T1"> </text:span><text:span text:style-name="T14">very fast.</text:span></text:p>
      <text:p text:style-name="P7"><text:span text:style-name="T23">M</text:span><text:span text:style-name="T14">ost of </text:span><text:span text:style-name="T23">the </text:span><text:span text:style-name="T14">problems are caused by human activities. </text:span><text:span text:style-name="T15">We already know that </text:span><text:span text:style-name="T22">the </text:span><text:span text:style-name="T15">polution of the ocean and global warming are reasons of coral ble</text:span><text:span text:style-name="T23">a</text:span><text:span text:style-name="T15">ching but there is other reasons like the scuba diving tourism in the Barrier which </text:span><text:span text:style-name="T16">damage it because of careless divers</text:span><text:span text:style-name="T15">. </text:span><text:span text:style-name="T23">More over, t</text:span><text:span text:style-name="T16">he oil slicks from the boat</text:span><text:span text:style-name="T22">s</text:span><text:span text:style-name="T16"> <text:s/>cover</text:span><text:span text:style-name="T23">s</text:span><text:span text:style-name="T16"> <text:s/>the </text:span><text:span text:style-name="T23">light of </text:span><text:span text:style-name="T16">sun. </text:span><text:span text:style-name="T23">The</text:span><text:span text:style-name="T16"> last </text:span><text:span text:style-name="T23">coral threat </text:span><text:span text:style-name="T16">could be the crown of thorns starfish, an invasive specie</text:span><text:span text:style-name="T22">s</text:span><text:span text:style-name="T16">.</text:span></text:p>
      <text:p text:style-name="P8"><text:span text:style-name="T17">Corals are a</text:span><text:span text:style-name="T16"> </text:span><text:span text:style-name="T17">safe area for the fish</text:span><text:span text:style-name="T23">es</text:span><text:span text:style-name="T17"> which can reproduct themselves without being threathened by predators. If corals disapear</text:span><text:span text:style-name="T23">ed</text:span><text:span text:style-name="T17">, it will cause a great disappearance of fish. We have to protect this place </text:span><text:span text:style-name="T18">by raising awarness and warning people about the situation to change their </text:span><text:span text:style-name="T23">behavior</text:span><text:span text:style-name="T17">. </text:span></text:p>
      <text:p text:style-name="P8"><text:span text:style-name="T18">Nothing has been done for years </text:span><text:span text:style-name="T19">by the Australian governement. </text:span><text:span text:style-name="T20">It started only recently to act to protect the barrier, thanks to Autralians </text:span><text:span text:style-name="T23">citizen </text:span><text:span text:style-name="T20">who </text:span><text:span text:style-name="T23">asked</text:span><text:span text:style-name="T20"> to adopt environmental doctrine</text:span><text:span text:style-name="T22">s</text:span><text:span text:style-name="T20">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7:54:20.486000000</meta:creation-date>
    <meta:generator>LibreOffice/7.2.4.1$Windows_X86_64 LibreOffice_project/27d75539669ac387bb498e35313b970b7fe9c4f9</meta:generator>
    <dc:date>2023-04-06T21:37:30.680000000</dc:date>
    <meta:editing-duration>PT1H2M20S</meta:editing-duration>
    <meta:editing-cycles>6</meta:editing-cycles>
    <meta:document-statistic meta:table-count="0" meta:image-count="0" meta:object-count="0" meta:page-count="1" meta:paragraph-count="7" meta:word-count="217" meta:character-count="1264" meta:non-whitespace-character-count="1051"/>
  </office:meta>
</office:document-meta>
</file>